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10cm" svg:y="8.5cm">
          <text:p text:style-name="P1"><text:span text:style-name="T1">superclass</text:span></text:p>
        </draw:rect>
        <draw:rect draw:style-name="gr1" draw:text-style-name="P2" draw:layer="layout" svg:width="4.25cm" svg:height="0.5cm" svg:x="10cm" svg:y="7.5cm">
          <text:p text:style-name="P1"><text:span text:style-name="T1">interface1Addr</text:span></text:p>
        </draw:rect>
        <draw:rect draw:style-name="gr1" draw:text-style-name="P2" draw:id="id1" draw:layer="layout" svg:width="4.25cm" svg:height="0.5cm" svg:x="10cm" svg:y="8cm">
          <text:p text:style-name="P1"><text:span text:style-name="T1">interface0Addr</text:span></text:p>
        </draw:rect>
        <draw:rect draw:style-name="gr1" draw:text-style-name="P2" draw:layer="layout" svg:width="4.25cm" svg:height="0.505cm" svg:x="10cm" svg:y="8.995cm">
          <text:p text:style-name="P1"><text:span text:style-name="T1">extensionLevel</text:span></text:p>
        </draw:rect>
        <draw:rect draw:style-name="gr1" draw:text-style-name="P2" draw:layer="layout" svg:width="4.25cm" svg:height="0.5cm" svg:x="10cm" svg:y="6cm">
          <text:p text:style-name="P1"><text:span text:style-name="T1">method0Addr</text:span></text:p>
        </draw:rect>
        <draw:rect draw:style-name="gr1" draw:text-style-name="P2" draw:layer="layout" svg:width="4.25cm" svg:height="0.5cm" svg:x="10cm" svg:y="5.5cm">
          <text:p text:style-name="P1"><text:span text:style-name="T1">method1Addr</text:span></text:p>
        </draw:rect>
        <draw:rect draw:style-name="gr1" draw:text-style-name="P2" draw:id="id2" draw:layer="layout" svg:width="4.25cm" svg:height="1.5cm" svg:x="10cm" svg:y="4cm">
          <text:p text:style-name="P3"><text:span text:style-name="T1">up to n Methods</text:span></text:p>
        </draw:rect>
        <draw:connector draw:style-name="gr2" draw:text-style-name="P3" draw:layer="layout" draw:type="lines" draw:line-skew="-0.249cm -0.249cm" svg:x1="10cm" svg:y1="8.25cm" svg:x2="10cm" svg:y2="4.75cm" draw:start-shape="id1" draw:start-glue-point="3" draw:end-shape="id2" draw:end-glue-point="3" svg:d="m10000 8250h-750v-3500h750">
          <text:p/>
        </draw:connector>
        <draw:rect draw:style-name="gr1" draw:text-style-name="P2" draw:id="id3" draw:layer="layout" svg:width="4.25cm" svg:height="0.5cm" svg:x="10cm" svg:y="9.5cm">
          <text:p text:style-name="P1"><text:span text:style-name="T1">size</text:span></text:p>
        </draw:rect>
        <draw:rect draw:style-name="gr1" draw:text-style-name="P2" draw:layer="layout" svg:width="4.25cm" svg:height="0.5cm" svg:x="10cm" svg:y="10cm">
          <text:p text:style-name="P1"><text:span text:style-name="T1">classNameAddr</text:span></text:p>
        </draw:rect>
        <draw:connector draw:style-name="gr2" draw:text-style-name="P3" draw:layer="layout" draw:type="lines" svg:x1="6.996cm" svg:y1="9.752cm" svg:x2="10cm" svg:y2="9.75cm" draw:end-shape="id3" draw:end-glue-point="3" svg:d="m6996 9752v0l2503-2h501">
          <text:p/>
        </draw:connector>
        <draw:rect draw:style-name="gr1" draw:text-style-name="P2" draw:layer="layout" svg:width="4.25cm" svg:height="1cm" svg:x="10cm" svg:y="6.5cm">
          <text:p text:style-name="P3"><text:span text:style-name="T1">up to m Interface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0-04-26T08:50:54.35</dc:date>
    <meta:printed-by>Urs Graf</meta:printed-by>
    <meta:print-date>2010-04-12T09:03:01</meta:print-date>
    <meta:editing-cycles>7</meta:editing-cycles>
    <meta:editing-duration>PT05H05M44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